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1" svg:font-family="'Nimbus Roman No9 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pilador Z80-Pascal</text:p>
      <text:table-of-content text:style-name="Sect1" text:protected="true" text:name="Índice de contenido1">
        <text:table-of-content-source text:outline-level="2">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s</text:p>
          </text:index-title>
          <text:p text:style-name="P2">Motivación<text:tab/>1</text:p>
          <text:p text:style-name="P2">Características<text:tab/>1</text:p>
          <text:p text:style-name="P3">El lenguaje Pascal<text:tab/>1</text:p>
          <text:p text:style-name="P3">Bibliotecas<text:tab/>1</text:p>
          <text:p text:style-name="P3">Opciones del compilador<text:tab/>2</text:p>
          <text:p text:style-name="P2">Objetivos<text:tab/>2</text:p>
        </text:index-body>
      </text:table-of-content>
      <text:h text:style-name="Heading_20_1" text:outline-level="1">Motivación</text:h>
      <text:p text:style-name="Text_20_body">Me gusta hacer videojuegos como aficionado, y de entre todos los lenguajes de programación que conozco (BASIC, C, Java...), el que más me gusta es Object Pascal. <text:s/>Estuve buscando compiladores Pascal para MSX, pero los únicos que he encontrado son comerciales, sin código fuente y para el sistema operativo CP/M, que no poseo ni sé manejar. <text:s/>Así que me he liado la manta a la cabeza y he decidido crear un compilador de Pascal para MSX y otros dispositivos que utilicen un microprocesador Z80 o compatible.</text:p>
      <text:p text:style-name="Text_20_body">Al principio pensé en añadir una nueva plataforma objetivo al compilador Free Pascal<text:note text:id="ftn1" text:note-class="footnote"><text:note-citation text:label="†">†</text:note-citation><text:note-body><text:p text:style-name="Footnote">Más información sobre el compilador Free Pascal en http://www.freepascal.org/</text:p></text:note-body></text:note>, sin embargo este es un compilador de 32 bits y puede resultar muy difícil adaptarlo a un sistema de 8 bits.</text:p>
      <text:h text:style-name="Heading_20_1" text:outline-level="1">Características</text:h>
      <text:h text:style-name="Heading_20_2" text:outline-level="2">El lenguaje Pascal</text:h>
      <text:p text:style-name="Text_20_body">El dialecto soportado por el compilador será el Pascal básico. <text:s/>Aun así, se añadirán ciertas características que faciliten la creación de bibliotecas para dispositivos con procesador Z80, y facilitar su portabilidad a otros. <text:s/>En concreto:</text:p>
      <text:list text:style-name="L1">
        <text:list-item>
          <text:p text:style-name="P1">Cláusula USES. <text:s/>Esto implica archivos UNIT con secciones INTERFACE e IMPLEMENTATION. <text:s/>En principio no se soportará INITIALIZATION ni FINALIZATION, a menos que se vean beneficios claros.</text:p>
        </text:list-item>
        <text:list-item>
          <text:p text:style-name="P1">Bloques de código ASM .. END. <text:s/>Evidentemente dirigido al microprocesador Z80.</text:p>
        </text:list-item>
        <text:list-item>
          <text:p text:style-name="P1">Algún sistema que permita traducir llamadas a procedimientos o funciones en llamadas directas a la BIOS del sistema. <text:s/>Tal vez algo al estilo de la directiva MESSAGE de Delphi.</text:p>
        </text:list-item>
      </text:list>
      <text:p text:style-name="Text_20_body">Una vez se consiga esto se verá si merece la pena y es posible añadirle todas o algunas de las características de Objetive Pascal como cadenas de caracteres de más de 255 caracteres, clases y objetos, excepciones, etc.</text:p>
      <text:p text:style-name="Text_20_body">Pero, vuelvo a decir, al principio se soportará un Pascal básico.</text:p>
      <text:h text:style-name="Heading_20_2" text:outline-level="2">Bibliotecas</text:h>
      <text:p text:style-name="Text_20_body">El compilador incluirá, en principio, dos bibliotecas básicas: <text:s/>la RTL (RunTime Library) y la extendida.</text:p>
      <text:h text:style-name="Heading_20_3" text:outline-level="3"><text:soft-page-break/>Bibliotca RTL</text:h>
      <text:p text:style-name="Text_20_body">Se trata de la biblioteca esencial de Pascal y está definida por la norma ISO que define el lenguaje. <text:s/>Estrictamente hablando se implementa en una unidad llamada “system”, pero no es necesario añadirla a la cláusula USES ya que se enlazará implícitamente al compilar cualquier programa.</text:p>
      <text:p text:style-name="Text_20_body">Esta unidad inicializa el programa (al estilo del archivo C0.OBJ del viejo Turbo-C), define las variables del sistema y una serie de funciones y procedimientos básicos. <text:s/>Algunos procedimientos de esta unidad no funcionan exactamente igual que los “normales” (por ejemplo, WriteLn admite un número variable de parámetros, algo que, en principio, no admite el lenguaje Pascal) por lo que parte de esta biblioteca no puede ser implementada como una unidad Pascal. <text:s/>Algunos compiladores la implementan directamente en el compilador y no como una unidad externa. <text:s/>Otros compiladores sí la implementan como unidad Pascal, gracias al uso de directivas, e incluso añaden en esta la definición de tipos básicos tales como INTEGER o POINTER.</text:p>
      <text:p text:style-name="Text_20_body">Z80-Pascal lo implementará de forma mixta. <text:s/>Es decir, los tipos básicos y los procedimientos y funciones que no puedan codificarse ajustándose al lenguaje Pascal se implementarán dentro del propio compilador, mientras que el resto se implementará como una unidad externa que se enlazará con el ejecutable de forma implícita.</text:p>
      <text:h text:style-name="Heading_20_3" text:outline-level="3">Biblioteca extendida</text:h>
      <text:p text:style-name="Text_20_body">Esta biblioteca implementará aquellos procedimientos y funciones característicos de los sistemas basados en el Z80. <text:s/>No sólo permitirá aprovechar estas características, sino que también facilitará que los programas escritos para este compilador sean multiplataforma<text:note text:id="ftn2" text:note-class="footnote"><text:note-citation text:label="†">†</text:note-citation><text:note-body><text:p text:style-name="Footnote">Soñar es gratis. <text:s/>Quién sabe, tal vez incluso salga algo interesante.</text:p></text:note-body></text:note>. <text:s/>Debería ser suficiente con implementar las unidades de esta biblioteca para que otro compilador pueda generar un ejecutable válido.</text:p>
      <text:p text:style-name="Text_20_body">En cuanto a cómo será esta biblioteca, todavía no lo tengo claro. <text:s/>Para empezar, no sé si meterlo todo en una única unidad (llamada, por ejemplo, MSX) o distribuirla en varias unidades más pequeñas y específicas.</text:p>
      <text:p text:style-name="Text_20_body">En cualquier caso es indudable que, para asegurar la portabilidad de esta biblioteca, es necesario que defina una serie de variables que permitan el acceso directo a zonas de la memoria del sistema incluida la memoria de vídeo.</text:p>
      <text:h text:style-name="Heading_20_2" text:outline-level="2">Opciones del compilador</text:h>
      <text:h text:style-name="Heading_20_1" text:outline-level="1">Objetivos</text:h>
      <text:p text:style-name="Text_20_body">De todo lo dicho, concretar los objetivos para la versión 1.0 de una forma realista. <text:s/>Si es posible, definir la política de versiones y hacer una planificación de las primeras hasta la 1.0.</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1" svg:font-family="'Nimbus Roman No9 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DejaVu Sans" style:font-size-asian="10.5pt" style:language-asian="es" style:country-asian="ES" style:font-name-complex="DejaVu 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Nimbus Roman No9 L1" fo:font-size="10pt" style:font-name-asian="Nimbus Roman No9 L1" style:font-size-asian="10pt" style:font-name-complex="Nimbus Roman No9 L1"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date>2009-01-20T15:51:33</dc:date>
    <meta:editing-cycles>30</meta:editing-cycles>
    <meta:editing-duration>PT1H26M17S</meta:editing-duration>
    <meta:user-defined meta:name="Información 1"/>
    <meta:user-defined meta:name="Información 2"/>
    <meta:user-defined meta:name="Información 3"/>
    <meta:user-defined meta:name="Información 4"/>
    <meta:document-statistic meta:table-count="0" meta:image-count="0" meta:object-count="0" meta:page-count="2" meta:paragraph-count="34" meta:word-count="713" meta:character-count="4534"/>
  </office:meta>
</office:document-meta>
</file>